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5cm" fo:min-width="0.3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0cm"/>
    </style:style>
    <style:style style:name="gr6" style:family="graphic" style:parent-style-name="standard">
      <style:graphic-properties draw:stroke="none" draw:fill="none" fo:min-height="0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cm"/>
    </style:style>
    <style:style style:name="gr8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ff" fo:font-family="標楷體" style:font-family-generic="script" style:font-pitch="fixed" style:font-family-asian="標楷體" style:font-family-generic-asian="script" style:font-pitch-asian="fixed"/>
    </style:style>
    <style:style style:name="P3" style:family="paragraph">
      <style:text-properties fo:color="#ff0000" fo:font-family="標楷體" style:font-family-generic="script" style:font-pitch="fixed" style:font-family-asian="標楷體" style:font-family-generic-asian="script" style:font-pitch-asian="fixed"/>
    </style:style>
    <style:style style:name="T1" style:family="text">
      <style:text-properties fo:color="#0000ff" fo:font-family="標楷體" style:font-family-generic="script" style:font-pitch="fixed" style:font-family-asian="標楷體" style:font-family-generic-asian="script" style:font-pitch-asian="fixed"/>
    </style:style>
    <style:style style:name="T2" style:family="text">
      <style:text-properties fo:color="#ff0000" fo:font-family="標楷體" style:font-family-generic="script" style:font-pitch="fixed" style:font-family-asian="標楷體" style:font-family-generic-asian="script" style:font-pitch-asian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line draw:style-name="gr1" draw:text-style-name="P1" draw:layer="layout" svg:x1="3.1cm" svg:y1="9cm" svg:x2="23.1cm" svg:y2="9cm">
          <text:p/>
        </draw:line>
        <draw:frame draw:style-name="gr2" draw:layer="layout" svg:width="1.137cm" svg:height="1.843cm" svg:x="3.3cm" svg:y="10cm">
          <draw:text-box>
            <text:p>自</text:p>
            <text:p>閉</text:p>
          </draw:text-box>
        </draw:frame>
        <draw:frame draw:style-name="gr2" draw:layer="layout" svg:width="1.137cm" svg:height="3.435cm" svg:x="4.663cm" svg:y="10cm">
          <draw:text-box>
            <text:p>亞</text:p>
            <text:p>斯</text:p>
            <text:p>伯</text:p>
            <text:p>格</text:p>
          </draw:text-box>
        </draw:frame>
        <draw:frame draw:style-name="gr3" draw:layer="layout" svg:width="1.137cm" svg:height="3.635cm" svg:x="7.763cm" svg:y="9.965cm">
          <draw:text-box>
            <text:p>領</text:p>
            <text:p>域</text:p>
            <text:p>專</text:p>
            <text:p>家</text:p>
          </draw:text-box>
        </draw:frame>
        <draw:frame draw:style-name="gr2" draw:layer="layout" svg:width="1.137cm" svg:height="3.435cm" svg:x="6.3cm" svg:y="10cm">
          <draw:text-box>
            <text:p>程</text:p>
            <text:p>式</text:p>
            <text:p>專</text:p>
            <text:p>家</text:p>
          </draw:text-box>
        </draw:frame>
        <draw:line draw:style-name="gr4" draw:text-style-name="P1" draw:layer="layout" svg:x1="6cm" svg:y1="7.6cm" svg:x2="3.2cm" svg:y2="7.6cm">
          <text:p/>
        </draw:line>
        <draw:frame draw:style-name="gr5" draw:text-style-name="P2" draw:layer="layout" svg:width="1.772cm" svg:height="1.014cm" svg:x="3.828cm" svg:y="6.186cm">
          <draw:text-box>
            <text:p><text:span text:style-name="T1">薄弱</text:span></text:p>
          </draw:text-box>
        </draw:frame>
        <draw:frame draw:style-name="gr6" draw:text-style-name="P2" draw:layer="layout" svg:width="8.242cm" svg:height="1.014cm" svg:x="10.2cm" svg:y="5.2cm">
          <draw:text-box>
            <text:p><text:span text:style-name="T1">角色扮演、社交能力</text:span></text:p>
          </draw:text-box>
        </draw:frame>
        <draw:line draw:style-name="gr4" draw:text-style-name="P1" draw:layer="layout" svg:x1="20.4cm" svg:y1="7.4cm" svg:x2="23cm" svg:y2="7.4cm">
          <text:p/>
        </draw:line>
        <draw:frame draw:style-name="gr5" draw:text-style-name="P2" draw:layer="layout" svg:width="1.772cm" svg:height="1.014cm" svg:x="20.428cm" svg:y="6.086cm">
          <draw:text-box>
            <text:p><text:span text:style-name="T1">高強</text:span></text:p>
          </draw:text-box>
        </draw:frame>
        <draw:frame draw:style-name="gr2" draw:layer="layout" svg:width="1.137cm" svg:height="3.435cm" svg:x="19.863cm" svg:y="10cm">
          <draw:text-box>
            <text:p>政</text:p>
            <text:p>治</text:p>
            <text:p>人</text:p>
            <text:p>物</text:p>
          </draw:text-box>
        </draw:frame>
        <draw:frame draw:style-name="gr2" draw:layer="layout" svg:width="1.137cm" svg:height="3.435cm" svg:x="18.4cm" svg:y="9.965cm">
          <draw:text-box>
            <text:p>商</text:p>
            <text:p>業</text:p>
            <text:p>人</text:p>
            <text:p>士</text:p>
          </draw:text-box>
        </draw:frame>
        <draw:frame draw:style-name="gr2" draw:layer="layout" svg:width="1.137cm" svg:height="3.435cm" svg:x="21.463cm" svg:y="10.065cm">
          <draw:text-box>
            <text:p>演</text:p>
            <text:p>員</text:p>
            <text:p>藝</text:p>
            <text:p>人</text:p>
          </draw:text-box>
        </draw:frame>
        <draw:frame draw:style-name="gr7" draw:text-style-name="P3" draw:layer="layout" svg:width="1.8cm" svg:height="1.014cm" svg:x="19.2cm" svg:y="13.986cm">
          <draw:text-box>
            <text:p><text:span text:style-name="T2">女人</text:span></text:p>
          </draw:text-box>
        </draw:frame>
        <draw:frame draw:style-name="gr7" draw:text-style-name="P3" draw:layer="layout" svg:width="1.8cm" svg:height="1.014cm" svg:x="4.6cm" svg:y="13.986cm">
          <draw:text-box>
            <text:p><text:span text:style-name="T2">男人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svg:stroke-width="0.1cm" svg:stroke-color="#000000" draw:marker-start-width="0.35cm" draw:marker-end-width="0.35cm" draw:fill="none" draw:fill-gradient-name="Gradient_20_7" draw:fill-hatch-name="Hatching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30T16:41:42.83</meta:creation-date>
    <dc:date>2014-03-07T07:49:00.07</dc:date>
    <meta:editing-duration>PT3H54M14S</meta:editing-duration>
    <meta:editing-cycles>2</meta:editing-cycles>
    <meta:generator>LibreOffice/3.5$Windows_x86 LibreOffice_project/7122e39-92ed229-498d286-15e43b4-d70da21</meta:generator>
    <meta:document-statistic meta:object-count="39"/>
  </office:meta>
</office:document-meta>
</file>